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f6cbe4"/>
    </style:style>
    <style:style style:name="P2" style:family="paragraph" style:parent-style-name="Text_20_body">
      <style:text-properties officeooo:rsid="00f6cbe4" officeooo:paragraph-rsid="00f6cbe4"/>
    </style:style>
    <style:style style:name="P3" style:family="paragraph" style:parent-style-name="Text_20_body">
      <style:text-properties fo:font-weight="bold" officeooo:paragraph-rsid="00f9fa4c" style:font-weight-asian="bold" style:font-weight-complex="bold"/>
    </style:style>
    <style:style style:name="P4" style:family="paragraph" style:parent-style-name="Text_20_body">
      <style:text-properties fo:font-weight="bold" officeooo:rsid="00fb3826" officeooo:paragraph-rsid="00fb3826" style:font-weight-asian="bold" style:font-weight-complex="bold"/>
    </style:style>
    <style:style style:name="P5" style:family="paragraph" style:parent-style-name="Text_20_body">
      <style:text-properties fo:font-weight="bold" officeooo:rsid="00fc8c72" officeooo:paragraph-rsid="00fc8c72" style:font-weight-asian="bold" style:font-weight-complex="bold"/>
    </style:style>
    <style:style style:name="P6" style:family="paragraph" style:parent-style-name="Text_20_body">
      <style:text-properties fo:font-weight="bold" officeooo:rsid="01038a7a" officeooo:paragraph-rsid="01038a7a" style:font-weight-asian="bold" style:font-weight-complex="bold"/>
    </style:style>
    <style:style style:name="P7" style:family="paragraph" style:parent-style-name="Text_20_body">
      <style:text-properties officeooo:paragraph-rsid="00f745c5"/>
    </style:style>
    <style:style style:name="P8" style:family="paragraph" style:parent-style-name="Text_20_body">
      <style:text-properties fo:font-weight="normal" officeooo:rsid="00f5e23f" officeooo:paragraph-rsid="00fc8c72" style:font-weight-asian="normal" style:font-weight-complex="normal"/>
    </style:style>
    <style:style style:name="P9" style:family="paragraph" style:parent-style-name="Text_20_body">
      <style:text-properties officeooo:rsid="00fad28f" officeooo:paragraph-rsid="00fad28f"/>
    </style:style>
    <style:style style:name="P10" style:family="paragraph" style:parent-style-name="Text_20_body">
      <style:text-properties officeooo:paragraph-rsid="00fad28f"/>
    </style:style>
    <style:style style:name="P11" style:family="paragraph" style:parent-style-name="Text_20_body">
      <style:text-properties officeooo:paragraph-rsid="00f34c10"/>
    </style:style>
    <style:style style:name="P12" style:family="paragraph" style:parent-style-name="Text_20_body">
      <style:text-properties officeooo:rsid="00f6cbe4" officeooo:paragraph-rsid="00f6cbe4"/>
    </style:style>
    <style:style style:name="P13" style:family="paragraph" style:parent-style-name="Text_20_body">
      <style:text-properties officeooo:paragraph-rsid="01006f59"/>
    </style:style>
    <style:style style:name="P14" style:family="paragraph" style:parent-style-name="Text_20_body">
      <style:text-properties officeooo:paragraph-rsid="0101bb65"/>
    </style:style>
    <style:style style:name="P15" style:family="paragraph" style:parent-style-name="Text_20_body">
      <style:text-properties officeooo:paragraph-rsid="01029c3b"/>
    </style:style>
    <style:style style:name="P16" style:family="paragraph" style:parent-style-name="Text_20_body">
      <style:text-properties officeooo:rsid="01029c3b" officeooo:paragraph-rsid="01029c3b"/>
    </style:style>
    <style:style style:name="P17" style:family="paragraph" style:parent-style-name="Text_20_body">
      <style:text-properties officeooo:paragraph-rsid="01056d08"/>
    </style:style>
    <style:style style:name="P18" style:family="paragraph" style:parent-style-name="Text_20_body">
      <style:text-properties officeooo:paragraph-rsid="010725ec"/>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745c5" style:font-weight-asian="bold" style:font-weight-complex="bold"/>
    </style:style>
    <style:style style:name="T6" style:family="text">
      <style:text-properties fo:font-weight="bold" officeooo:rsid="00f9fa4c" style:font-weight-asian="bold" style:font-weight-complex="bold"/>
    </style:style>
    <style:style style:name="T7" style:family="text">
      <style:text-properties fo:font-weight="bold" officeooo:rsid="00f34c10" style:font-weight-asian="bold" style:font-weight-complex="bold"/>
    </style:style>
    <style:style style:name="T8" style:family="text">
      <style:text-properties fo:font-weight="bold" officeooo:rsid="00fad28f" style:font-weight-asian="bold" style:font-weight-complex="bold"/>
    </style:style>
    <style:style style:name="T9" style:family="text">
      <style:text-properties fo:font-weight="bold" officeooo:rsid="00fc8c72" style:font-weight-asian="bold" style:font-weight-complex="bold"/>
    </style:style>
    <style:style style:name="T10" style:family="text">
      <style:text-properties fo:font-weight="bold" officeooo:rsid="01006f59" style:font-weight-asian="bold" style:font-weight-complex="bold"/>
    </style:style>
    <style:style style:name="T11" style:family="text">
      <style:text-properties fo:font-weight="bold" officeooo:rsid="0101bb65" style:font-weight-asian="bold" style:font-weight-complex="bold"/>
    </style:style>
    <style:style style:name="T12" style:family="text">
      <style:text-properties fo:font-weight="bold" officeooo:rsid="01038a7a" style:font-weight-asian="bold" style:font-weight-complex="bold"/>
    </style:style>
    <style:style style:name="T13" style:family="text">
      <style:text-properties officeooo:rsid="008be1ea"/>
    </style:style>
    <style:style style:name="T14" style:family="text">
      <style:text-properties officeooo:rsid="009dfa9b"/>
    </style:style>
    <style:style style:name="T15" style:family="text">
      <style:text-properties fo:font-weight="normal" style:font-weight-asian="normal" style:font-weight-complex="normal"/>
    </style:style>
    <style:style style:name="T16" style:family="text">
      <style:text-properties fo:font-weight="normal" officeooo:rsid="00f745c5" style:font-weight-asian="normal" style:font-weight-complex="normal"/>
    </style:style>
    <style:style style:name="T17" style:family="text">
      <style:text-properties fo:font-weight="normal" officeooo:rsid="00fc8c72" style:font-weight-asian="normal" style:font-weight-complex="normal"/>
    </style:style>
    <style:style style:name="T18" style:family="text">
      <style:text-properties fo:font-weight="normal" officeooo:rsid="00fe8121" style:font-weight-asian="normal" style:font-weight-complex="normal"/>
    </style:style>
    <style:style style:name="T19" style:family="text">
      <style:text-properties fo:font-weight="normal" officeooo:rsid="00fe9587" style:font-weight-asian="normal" style:font-weight-complex="normal"/>
    </style:style>
    <style:style style:name="T20" style:family="text">
      <style:text-properties fo:font-weight="normal" officeooo:rsid="01006f59" style:font-weight-asian="normal" style:font-weight-complex="normal"/>
    </style:style>
    <style:style style:name="T21" style:family="text">
      <style:text-properties fo:font-weight="normal" officeooo:rsid="0101bb65" style:font-weight-asian="normal" style:font-weight-complex="normal"/>
    </style:style>
    <style:style style:name="T22" style:family="text">
      <style:text-properties fo:font-weight="normal" officeooo:rsid="01038a7a" style:font-weight-asian="normal" style:font-weight-complex="normal"/>
    </style:style>
    <style:style style:name="T23" style:family="text">
      <style:text-properties fo:font-weight="normal" officeooo:rsid="01056d08" style:font-weight-asian="normal" style:font-weight-complex="normal"/>
    </style:style>
    <style:style style:name="T24" style:family="text">
      <style:text-properties fo:font-weight="normal" officeooo:rsid="010725ec" style:font-weight-asian="normal" style:font-weight-complex="normal"/>
    </style:style>
    <style:style style:name="T25" style:family="text">
      <style:text-properties officeooo:rsid="00e51007"/>
    </style:style>
    <style:style style:name="T26" style:family="text">
      <style:text-properties fo:color="#000000" fo:font-weight="normal" style:font-weight-asian="normal" style:font-weight-complex="normal"/>
    </style:style>
    <style:style style:name="T27" style:family="text">
      <style:text-properties fo:color="#000000" fo:font-weight="normal" officeooo:rsid="00fe9587" style:font-weight-asian="normal" style:font-weight-complex="normal"/>
    </style:style>
    <style:style style:name="T28" style:family="text">
      <style:text-properties fo:color="#000000" fo:font-weight="normal" officeooo:rsid="01029c3b" style:font-weight-asian="normal" style:font-weight-complex="normal"/>
    </style:style>
    <style:style style:name="T29" style:family="text">
      <style:text-properties fo:color="#000000" fo:font-weight="normal" officeooo:rsid="01038a7a" style:font-weight-asian="normal" style:font-weight-complex="normal"/>
    </style:style>
    <style:style style:name="T30" style:family="text">
      <style:text-properties fo:color="#000000" fo:font-weight="normal" officeooo:rsid="01056d08" style:font-weight-asian="normal" style:font-weight-complex="normal"/>
    </style:style>
    <style:style style:name="T31" style:family="text">
      <style:text-properties fo:color="#000000" fo:font-weight="bold" style:font-weight-asian="bold" style:font-weight-complex="bold"/>
    </style:style>
    <style:style style:name="T32" style:family="text">
      <style:text-properties fo:color="#000000" fo:font-weight="bold" officeooo:rsid="00f6cbe4" style:font-weight-asian="bold" style:font-weight-complex="bold"/>
    </style:style>
    <style:style style:name="T33" style:family="text">
      <style:text-properties fo:color="#000000" fo:font-weight="bold" officeooo:rsid="00fe9587" style:font-weight-asian="bold" style:font-weight-complex="bold"/>
    </style:style>
    <style:style style:name="T34" style:family="text">
      <style:text-properties fo:color="#000000" fo:font-weight="bold" officeooo:rsid="01029c3b" style:font-weight-asian="bold" style:font-weight-complex="bold"/>
    </style:style>
    <style:style style:name="T35" style:family="text">
      <style:text-properties fo:color="#000000" fo:font-weight="bold" officeooo:rsid="01038a7a" style:font-weight-asian="bold" style:font-weight-complex="bold"/>
    </style:style>
    <style:style style:name="T36" style:family="text">
      <style:text-properties officeooo:rsid="00f38039"/>
    </style:style>
    <style:style style:name="T37" style:family="text">
      <style:text-properties officeooo:rsid="00f745c5"/>
    </style:style>
    <style:style style:name="T38" style:family="text">
      <style:text-properties officeooo:rsid="00f9fa4c"/>
    </style:style>
    <style:style style:name="T39" style:family="text">
      <style:text-properties officeooo:rsid="00fad28f"/>
    </style:style>
    <style:style style:name="T40" style:family="text">
      <style:text-properties officeooo:rsid="00fc8c72"/>
    </style:style>
    <style:style style:name="T41" style:family="text">
      <style:text-properties officeooo:rsid="01006f59"/>
    </style:style>
    <style:style style:name="T42" style:family="text">
      <style:text-properties officeooo:rsid="01056d08"/>
    </style:style>
    <style:style style:name="T43" style:family="text">
      <style:text-properties officeooo:rsid="01072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CB IT Stuff recording <text:span text:style-name="T38">1 July</text:span> 201<text:span text:style-name="T14">5</text:span> transmission <text:span text:style-name="T38">2-3 July</text:span> 201<text:span text:style-name="T14">5</text:span></text:p>
      <text:p text:style-name="P13"><text:span text:style-name="T3">[0]</text:span><text:span text:style-name="T25"> Yes, that awesome squirty theme music by Shi Blank warns you that IT Stuff is here once again, to bring you all the embarassing and inconvenient news about information technology that we can find. My fellow survivors of leap second armageddon are Dick, Kriss and Shi, and I’m infosec guru and Apple Zombie Number One, Taylor Swift! Welcome! Yes, my best friend </text:span><text:span text:style-name="T19">Apple </text:span><text:span text:style-name="T20">has </text:span><text:span text:style-name="T19">launched an internet radio station, Beats 1! It’s on 24/7! Just like... errr... BCB 106.6fm, only unlike BCB, Beats 1 isn’t Tuned in to Bradford, and it isn’t Your regional station of the year, and instead of music </text:span><text:span text:style-name="T20">Beats 1 </text:span><text:span text:style-name="T19">has U2 and </text:span><text:span text:style-name="T20">adverts. </text:span><text:span text:style-name="T41">Well, we can’t beats that.</text:span></text:p>
      <text:p text:style-name="P13"><text:span text:style-name="T25">In today’s show, we find out what happened next when British law was changed to allow limited copying of CDs, and we find out what the European Union means when it says “open Internet”.</text:span></text:p>
      <text:p text:style-name="P18"><text:span text:style-name="T5">[</text:span><text:span text:style-name="T6">2</text:span><text:span text:style-name="T5"> Min]</text:span><text:span text:style-name="T37"> But first, come with me to South Wales, where expert snake handler </text:span>Geraint "Snakeman" Hopkins, <text:span text:style-name="T41">of</text:span> Llanelli, <text:span text:style-name="T41">got a phone ca</text:span>ll at <text:span text:style-name="T41">half two in the morning from</text:span> South Wales Police. <text:span text:style-name="T41">Some bloke in Cardiff had contacted them because there was a snake in a computer he’d just bought. </text:span>Mr Hopkins said: "They wanted me to go to Cardiff, but I am a volunteer and it was really late so I couldn't get there. I asked them if they could send me a picture instead.” <text:span text:style-name="T41">Mr Hopkins used his ninja snake skills to diagnose that the snake was really a red and black cable. By the way, you can watch a computer seeing things that are not really there live on Twitch TV http://www.twitch.tv/317070</text:span></text:p>
      <text:p text:style-name="P7"><text:span text:style-name="T5">[</text:span><text:span text:style-name="T10">4</text:span><text:span text:style-name="T5"> Min]</text:span><text:span text:style-name="T37"> </text:span><text:span text:style-name="T22">And now we go over to the bad news department for a bad news roundup. </text:span></text:p>
      <text:p text:style-name="P18"><text:span text:style-name="T43">Some Israeli researchers have demonstrated stealing private crypto keys using a </text:span>consumer-grade Software Defined Radio USB dongle. <text:span text:style-name="T43">It listens to radio interference coming off your lappie while you decode something (they used GnuPG as it happens). To get more publicity they suggested the kit required could be hidden in a pitta bread.</text:span></text:p>
      <text:p text:style-name="P7"><text:span text:style-name="T5">[</text:span><text:span text:style-name="T12">6</text:span><text:span text:style-name="T5"> Min]</text:span><text:span text:style-name="T16"> </text:span><text:span text:style-name="T20">B</text:span><text:span text:style-name="T22">ad news from the British courts, you might remember that the law changed a couple of months ago, we are now allowed to make a single copy of each of our CDs in case we scratch them or lose them. In case you didn’t know, that was previous illegal in the UK. But now </text:span><text:span text:style-name="T23">several UK music organisations</text:span><text:span text:style-name="T22"> have won a </text:span><text:span text:style-name="T24">High C</text:span><text:span text:style-name="T22">ourt case </text:span><text:span text:style-name="T24">for judicial review,</text:span><text:span text:style-name="T23"> </text:span><text:span text:style-name="T24">the </text:span><text:span text:style-name="T23">private copying exception “in the absence of a compensation mechanism is unlawful”. </text:span><text:span text:style-name="T24">So that’ll cost us then. </text:span></text:p>
      <text:p text:style-name="P6"><text:span text:style-name="T15">Bad news from Brussels, tripartite talks between the EU Commision, the Council of Ministers and the Parliament have resulted in proposals for the death of net neutrality. Everyone except the telecoms companies wants all data to be handled equally, so, for example, BT should not be able to clog up your connection to Sky Sports just to nudge you into paying for a wizzy connection to BT Sport. Well, thanks to the EU, say goodbye to all that. They </text:span><text:span text:style-name="T23">propose to allow exactly what the telecoms companies wanted.</text:span><text:span text:style-name="T15"> So you’ll have your telecoms provider’s own services (what the EU is calling “specialised services”</text:span><text:span text:style-name="T23">, for which they can charge a premium)</text:span><text:span text:style-name="T15">, while your own choice </text:span><text:span text:style-name="T23">of content</text:span><text:span text:style-name="T15"> </text:span><text:span text:style-name="T23">is</text:span><text:span text:style-name="T15"> relegated to the clogged up second-class service (which the EU is </text:span><text:span text:style-name="T23">now</text:span><text:span text:style-name="T15"> calling the “open Internet”). </text:span><text:span text:style-name="T23">As a lollipop to make up for this disaster they have approved free of charge roaming, but only if the relevant national government allows it. (shakes head emoji)</text:span></text:p>
      <text:p text:style-name="P14"><text:span text:style-name="T10">[</text:span><text:span text:style-name="T11">9 Min]</text:span><text:span text:style-name="T21"> Just to mention, there’s one really positive development with our own government launching a website with advice for victims of online abuse. It’s at stoponlineabuse dot org dot uk and it</text:span><text:span text:style-name="T15"> offers help to people facing harassment, revenge porn, hate speech and blackmail -- legal advice and practical tips and </text:span><text:span text:style-name="T21">how to </text:span><text:span text:style-name="T15">get offensive content removed. </text:span><text:span text:style-name="T21">Let’s hope it clears the air a bit, because the mainstream media (who might be a tiny bit biased) apparently can’t tell the difference between hurt feelings and serious abuse. That’s stoponlineabuse dot org dot uk.</text:span></text:p>
      <text:p text:style-name="P2"><text:span text:style-name="T1">[10 Min]</text:span> ANNIVERSARY CORNER</text:p>
      <text:p text:style-name="P2"><text:span text:style-name="T15">This month </text:span><text:span text:style-name="T16">it’s the tenth birthday of Reddit and the tenth birthday of Google Earth. Slightly bizarre that those two big things started the same month, and weird to think they’ve only been around for ten years. Is important new stuff still being invented at the same rate? </text:span></text:p>
      <text:p text:style-name="P4">[1<text:span text:style-name="T40">2</text:span> Min]<text:span text:style-name="T15"> Something new that seems to have just been invented is Gmail’s “undo send” feature. </text:span><text:soft-page-break/><text:span text:style-name="T15">This is supposed to fix the problem of accidentally sending your email to the wrong people. Someone was telling me yesterday about the time she sent an email saying all the people in the Glasgow office were lazy </text:span><text:span text:style-name="T17">and useless</text:span><text:span text:style-name="T15">... to the Glasgow office. </text:span></text:p>
      <text:p text:style-name="P5"><text:span text:style-name="T18">Dick, do you want to explain? T</text:span><text:span text:style-name="T15">his undo send thing isn’t new, it’s been there for years if you enabled experimental features. And you still have to enable it, it’s just no longer experimental.</text:span></text:p>
      <text:p text:style-name="P5"><text:span text:style-name="T15">And how does it work, well it just waits like ten minutes and then sends it anyway. So it’s no different to putting the kettle on, having a cuppa, and engaging your brain before you press Send. It’s basically just a Jedi mind trick, and so is the publicity. Right?</text:span></text:p>
      <text:p text:style-name="P4"><text:span text:style-name="T15">There was a happy ending to the Glasgow thing, by the way. My chum </text:span><text:span text:style-name="T21">says</text:span><text:span text:style-name="T15"> there wasn’t any adverse consequences for her because the people in the Glasgow office really were lazy </text:span><text:span text:style-name="T17">and useless</text:span><text:span text:style-name="T15">. </text:span><text:span text:style-name="T17">You can’t argue with the truth.</text:span></text:p>
      <text:p text:style-name="P1"><text:span text:style-name="T2">[1</text:span><text:span text:style-name="T4">4</text:span><text:span text:style-name="T2"> Min]</text:span><text:span text:style-name="T13"> This is BCB Radio 106.6 FM, you’re listening to IT Stuff, embracing our inner laziness and uselessness. </text:span></text:p>
      <text:p text:style-name="P15"><text:span text:style-name="T32">[</text:span><text:span text:style-name="T33">16 Min]</text:span><text:span text:style-name="T27"> </text:span><text:span text:style-name="T28">Product of the Month is the P1 router from Chinese company Qihoo. It has three signal strength settings: “Wall Penetration”, “Balance”, and “Pregnant Woman”. They said “We are targeting people who are afraid of radiation”. They also said: “We aren’t scientists” This is the same firm that was caught cheating antivirus tests last month. Rival firm Xiaomi commented: “The so-called pregnancy mode is just a marketing tactic. WiFi usage is safe. </text:span>We firmly oppose, and feel ashamed of, those who create rumours and arouse instability for business purposes.”</text:p>
      <text:p text:style-name="P16"><text:span text:style-name="T31">[18 Min]</text:span><text:span text:style-name="T26"> While we’re doing consumer news, yer BT </text:span><text:span text:style-name="T29">Infinity</text:span><text:span text:style-name="T26"> is going up and yer Plusnet is going up and them Virgin is going to muck about with yer email. </text:span><text:span text:style-name="T29">Enjoy.</text:span></text:p>
      <text:p text:style-name="Text_20_body"><text:span text:style-name="T34">[</text:span><text:span text:style-name="T35">19 Min]</text:span><text:span text:style-name="T29"> Okeydokey let’s have a </text:span><text:span text:style-name="T30">roun</text:span>dup <text:span text:style-name="T42">of local events!</text:span></text:p>
      <text:p text:style-name="P17"><text:span text:style-name="Strong_20_Emphasis"><text:span text:style-name="T15">CoderDojo 8 </text:span></text:span><text:span text:style-name="Strong_20_Emphasis"><text:span text:style-name="T24">the Saturday thing for school age geeks </text:span></text:span><text:span text:style-name="Strong_20_Emphasis"><text:span text:style-name="T15">will take place on the 11th July </text:span></text:span><text:span text:style-name="Strong_20_Emphasis"><text:span text:style-name="T24">over in Little Germany</text:span></text:span><text:span text:style-name="Strong_20_Emphasis"><text:span text:style-name="T15">, </text:span></text:span><text:span text:style-name="Strong_20_Emphasis"><text:span text:style-name="T23">what happened at the last one? Registration is at http://www.ticbradford.com/coderdojo</text:span></text:span></text:p>
      <text:p text:style-name="Text_20_body">And it gives me great pleasure to plug Badonkadonk the chillaxed 2 hour get together in a pub for game creators in the Bradford area to play each others games. The next one will be Wednesday <text:span text:style-name="T42">8th</text:span> Ju<text:span text:style-name="T42">ly</text:span> <text:a xlink:type="simple" xlink:href="https://www.google.com/calendar/embed?mode=AGENDA&amp;src=n1nuse2f649go98jelmr47jf9c%40group.calendar.google.com" text:style-name="Internet_20_link" text:visited-style-name="Visited_20_Internet_20_Link">7-9pm upstairs at the Sir Titus Salt (Wetherspoons behind the Alhambra).</text:a> <text:span text:style-name="T43">No doubt you’ll all be gossiping about bytecode WebAssembly in the browser, what’s that about?</text:span></text:p>
      <text:p text:style-name="P17"><text:span text:style-name="T42">The next Media Museum “lates” event will be on Thursday 23 July,</text:span> inspired by <text:span text:style-name="T42">their</text:span> exhibition <text:a xlink:type="simple" xlink:href="http://www.nationalmediamuseum.org.uk/light" text:style-name="Internet_20_link" text:visited-style-name="Visited_20_Internet_20_Link"><text:span text:style-name="Emphasis">Light Fantastic</text:span></text:a>, <text:span text:style-name="T42">they wi</text:span>ll be exploring the scientific and artistic applications of light. <text:span text:style-name="T42">If you can’t find details the Media Museum website on your own, you don’t deserve to go. It’s for grownups.</text:span></text:p>
      <text:p text:style-name="P8">If there’s anything else you listeners think we should be plugging, please do let us know, you can tweet us @itstuffradio. <text:span text:style-name="T36">By the way, we’re also on Mixcloud, ITStuff, and there’s a truly great website, </text:span><text:a xlink:type="simple" xlink:href="http://itstuff.org.uk/" office:target-frame-name="_blank" xlink:show="new" text:style-name="Internet_20_link" text:visited-style-name="Visited_20_Internet_20_Link">itstuff.org.uk</text:a></text:p>
      <text:p text:style-name="P10"><text:span text:style-name="T1">[2</text:span><text:span text:style-name="T9">3</text:span><text:span text:style-name="T1"> Min]</text:span> <text:span text:style-name="T39">Okay well as the Apple Watch of time meets the tattooed wrist of destiny, it’s nearly the end of the show. We’re back in four weeks time, this is one of those weird months when there will be two IT Stuffs, and Windows 10 will be out by then, so there’s that to look forward to (!) as of today’s preview build a Microsoft manager has declared “</text:span>we don’t have any significant known issues”, <text:span text:style-name="T39">but outspoken tech site The Register commented “</text:span>If you have to type 'W' to find Paint it's still far from perfect<text:span text:style-name="T39">”. We’ll also be warning you about the new Windows 10 feature that magically shares your wireless password with your contacts, and your contacts’ contacts. hashtag derp.</text:span></text:p>
      <text:p text:style-name="P9"><text:span text:style-name="T40">For the Glasgow office and our chum Dave, and in memory of the Arches, here’s Arab Strap</text:span>. <text:span text:style-name="T40">It’s officially summer. kthxbye</text:span></text:p>
      <text:p text:style-name="P11"><text:span text:style-name="T7">[2</text:span><text:span text:style-name="T8">5</text:span><text:span text:style-name="T7"> min] ju</text:span><text:span text:style-name="T8">ly</text:span><text:span text:style-name="T7">music.wav<text:line-break/>[29 min 57 sec]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7-01T13:53:13.019424546</dc:date>
    <meta:editing-duration>PT3H43M55S</meta:editing-duration>
    <meta:editing-cycles>35</meta:editing-cycles>
    <meta:generator>LibreOffice/4.4.1.2$Linux_X86_64 LibreOffice_project/40m0$Build-2</meta:generator>
    <meta:document-statistic meta:table-count="0" meta:image-count="0" meta:object-count="0" meta:page-count="2" meta:paragraph-count="26" meta:word-count="1413" meta:character-count="8084" meta:non-whitespace-character-count="6692"/>
  </office:meta>
</office:document-meta>
</file>